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courier new" svg:font-family="'courier new', courier, monospace"/>
  </office:font-face-decls>
  <office:automatic-styles>
    <style:style style:name="P1" style:family="paragraph" style:parent-style-name="Standard">
      <style:text-properties style:font-name="Times New Roman" fo:font-size="18pt" officeooo:rsid="00029645" officeooo:paragraph-rsid="00029645" style:font-size-asian="18pt" style:font-size-complex="18pt"/>
    </style:style>
    <style:style style:name="P2" style:family="paragraph" style:parent-style-name="Standard">
      <style:text-properties style:font-name="Times New Roman" fo:font-size="12pt" officeooo:rsid="00029645" officeooo:paragraph-rsid="00029645" style:font-size-asian="10.5pt" style:font-size-complex="12pt"/>
    </style:style>
    <style:style style:name="P3" style:family="paragraph" style:parent-style-name="Standard">
      <style:text-properties style:font-name="Times New Roman" fo:font-size="20pt" officeooo:rsid="00029645" officeooo:paragraph-rsid="00029645" style:font-size-asian="20pt" style:font-size-complex="20pt"/>
    </style:style>
    <style:style style:name="P4" style:family="paragraph" style:parent-style-name="Standard">
      <style:text-properties style:font-name="Times New Roman" fo:font-size="13pt" officeooo:rsid="00041beb" officeooo:paragraph-rsid="00041beb" style:font-size-asian="13pt" style:font-size-complex="13pt"/>
    </style:style>
    <style:style style:name="P5" style:family="paragraph" style:parent-style-name="Standard">
      <style:text-properties style:font-name="Times New Roman" fo:font-size="13pt" officeooo:rsid="00046215" officeooo:paragraph-rsid="00046215" style:font-size-asian="13pt" style:font-size-complex="13pt"/>
    </style:style>
    <style:style style:name="P6" style:family="paragraph" style:parent-style-name="Standard">
      <style:text-properties style:font-name="Times New Roman" fo:font-size="13pt" officeooo:paragraph-rsid="00064f5e" style:font-size-asian="13pt" style:font-size-complex="13pt"/>
    </style:style>
    <style:style style:name="P7" style:family="paragraph" style:parent-style-name="Standard">
      <style:text-properties style:font-name="Times New Roman" fo:font-size="13pt" fo:font-weight="bold" officeooo:rsid="00046215" officeooo:paragraph-rsid="00046215" style:font-size-asian="13pt" style:font-weight-asian="bold" style:font-size-complex="13pt" style:font-weight-complex="bold"/>
    </style:style>
    <style:style style:name="P8" style:family="paragraph" style:parent-style-name="Standard">
      <style:text-properties style:font-name="Times New Roman" fo:font-size="13pt" fo:font-weight="bold" officeooo:rsid="00046215" officeooo:paragraph-rsid="00046215" style:font-size-asian="11.3500003814697pt" style:font-weight-asian="bold" style:font-size-complex="13pt" style:font-weight-complex="bold"/>
    </style:style>
    <style:style style:name="P9" style:family="paragraph" style:parent-style-name="Standard">
      <style:text-properties style:font-name="Times New Roman" fo:font-size="13pt" officeooo:rsid="00046215" officeooo:paragraph-rsid="00046215" style:font-size-asian="11.3500003814697pt" style:font-size-complex="13pt"/>
    </style:style>
    <style:style style:name="P10" style:family="paragraph" style:parent-style-name="Standard">
      <style:text-properties style:font-name="Times New Roman" fo:font-size="13pt" fo:font-style="normal" fo:font-weight="bold" officeooo:rsid="00064f5e" officeooo:paragraph-rsid="00064f5e" style:font-size-asian="13pt" style:font-style-asian="normal" style:font-weight-asian="bold" style:font-size-complex="13pt" style:font-style-complex="normal" style:font-weight-complex="bold"/>
    </style:style>
    <style:style style:name="P11" style:family="paragraph" style:parent-style-name="Standard">
      <style:text-properties style:font-name="Times New Roman" fo:font-size="13pt" fo:font-style="normal" officeooo:rsid="00029645" officeooo:paragraph-rsid="00029645" style:font-size-asian="13pt" style:font-style-asian="normal" style:font-size-complex="13pt" style:font-style-complex="normal"/>
    </style:style>
    <style:style style:name="P12" style:family="paragraph" style:parent-style-name="Standard">
      <style:text-properties style:font-name="Times New Roman" fo:font-size="14pt" fo:font-weight="bold" officeooo:rsid="00041beb" officeooo:paragraph-rsid="00041beb" style:font-size-asian="14pt" style:font-weight-asian="bold" style:font-size-complex="14pt" style:font-weight-complex="bold"/>
    </style:style>
    <style:style style:name="P13" style:family="paragraph" style:parent-style-name="Standard" style:list-style-name="L1">
      <style:text-properties officeooo:rsid="00046215" officeooo:paragraph-rsid="00046215"/>
    </style:style>
    <style:style style:name="P14" style:family="paragraph" style:parent-style-name="Standard" style:list-style-name="L1">
      <style:text-properties officeooo:paragraph-rsid="00046215"/>
    </style:style>
    <style:style style:name="P15" style:family="paragraph" style:parent-style-name="Standard" style:list-style-name="L4">
      <style:text-properties officeooo:paragraph-rsid="0005dad4"/>
    </style:style>
    <style:style style:name="P16" style:family="paragraph" style:parent-style-name="Standard">
      <style:text-properties officeooo:paragraph-rsid="0005dad4"/>
    </style:style>
    <style:style style:name="P17" style:family="paragraph" style:parent-style-name="Standard">
      <style:text-properties fo:font-style="normal" fo:font-weight="bold" officeooo:rsid="00064f5e" officeooo:paragraph-rsid="00064f5e" style:font-style-asian="normal" style:font-weight-asian="bold" style:font-style-complex="normal" style:font-weight-complex="bold"/>
    </style:style>
    <style:style style:name="P18" style:family="paragraph" style:parent-style-name="Standard">
      <style:paragraph-properties fo:text-align="start" style:justify-single-word="false"/>
    </style:style>
    <style:style style:name="P19" style:family="paragraph" style:parent-style-name="Standard">
      <style:text-properties officeooo:paragraph-rsid="00064f5e"/>
    </style:style>
    <style:style style:name="P20" style:family="paragraph" style:parent-style-name="Standard">
      <style:text-properties officeooo:paragraph-rsid="00076a9b"/>
    </style:style>
    <style:style style:name="P21" style:family="paragraph" style:parent-style-name="Text_20_body">
      <style:text-properties officeooo:paragraph-rsid="00076a9b"/>
    </style:style>
    <style:style style:name="T1" style:family="text">
      <style:text-properties fo:font-style="normal" style:font-style-asian="normal" style:font-style-complex="normal"/>
    </style:style>
    <style:style style:name="T2" style:family="text">
      <style:text-properties fo:font-style="normal" fo:font-weight="bold" officeooo:rsid="00064f5e"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style="italic" fo:font-weight="bold" officeooo:rsid="00064f5e" style:font-style-asian="italic" style:font-style-complex="italic"/>
    </style:style>
    <style:style style:name="T5" style:family="text">
      <style:text-properties style:font-name="Times New Roman" fo:font-size="13pt" style:font-size-asian="13pt" style:font-size-complex="13pt"/>
    </style:style>
    <style:style style:name="T6" style:family="text">
      <style:text-properties style:font-name="Times New Roman" fo:font-size="13pt" officeooo:rsid="00046215" style:font-size-asian="13pt" style:font-size-complex="13pt"/>
    </style:style>
    <style:style style:name="T7" style:family="text">
      <style:text-properties style:font-name="Times New Roman" fo:font-size="13pt" fo:font-weight="normal" officeooo:rsid="0005dad4" style:font-size-asian="11.3500003814697pt" style:font-weight-asian="normal" style:font-size-complex="13pt" style:font-weight-complex="normal"/>
    </style:style>
    <style:style style:name="T8" style:family="text">
      <style:text-properties style:font-name="Times New Roman" fo:font-size="13pt" fo:font-weight="bold" officeooo:rsid="00064f5e" style:font-size-asian="13pt" style:font-size-complex="13pt"/>
    </style:style>
    <style:style style:name="T9" style:family="text">
      <style:text-properties officeooo:rsid="0005dad4"/>
    </style:style>
    <style:style style:name="T10" style:family="text">
      <style:text-properties style:text-underline-style="none" officeooo:rsid="0005dad4"/>
    </style:style>
    <style:style style:name="T11" style:family="text">
      <style:text-properties officeooo:rsid="00064f5e"/>
    </style:style>
    <style:style style:name="T12" style:family="text">
      <style:text-properties fo:font-weight="bold"/>
    </style:style>
    <style:style style:name="T13" style:family="text">
      <style:text-properties fo:font-weight="bold" officeooo:rsid="00064f5e"/>
    </style:style>
    <style:style style:name="T14" style:family="text">
      <style:text-properties fo:font-weight="bold" officeooo:rsid="00076a9b"/>
    </style:style>
    <style:style style:name="T15"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6" style:family="text">
      <style:text-properties officeooo:rsid="00076a9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isando logs no MongoDB</text:p>
      <text:p text:style-name="P1"/>
      <text:p text:style-name="P1">mas o que são os logs afinal?</text:p>
      <text:p text:style-name="P2"/>
      <text:p text:style-name="P11">Os logs podem ser entendidos como arquivos de textos, nos quais, são registradas informações diversas que servem como um histórico de uma aplicação, entre essas informações podemos encontrar entradas de conexões, comandos executados, problemas encontrados. Normalmente, utilizamos essas mensagens para diagnosticar problemas, a fim de monitorar uma aplicação e corrigir seus problemas. Os logs no MongoDB podem ser encontrados através do seguinte path:</text:p>
      <text:p text:style-name="P11">“/var/log/mongodb/mongod.log”.</text:p>
      <text:p text:style-name="P11"/>
      <text:p text:style-name="P1">Interpretando o Mongod.log</text:p>
      <text:p text:style-name="P1"/>
      <text:p text:style-name="P4">A partir da versão 4.4 do MongoDB, o mongod salva todas as mensagens de log em um arquivo no formato JSON, seguindo o padrão de pares de chave-valor.</text:p>
      <text:p text:style-name="P4"/>
      <text:p text:style-name="P12">Exemplo de mensagem de log:</text:p>
      <text:p text:style-name="P4"/>
      <text:p text:style-name="P4">{</text:p>
      <text:p text:style-name="P4"/>
      <text:p text:style-name="P4">"t":{</text:p>
      <text:p text:style-name="P4"><text:tab/>"$date":"2022-04-11T09:33:43.200-03:00"},</text:p>
      <text:p text:style-name="P4">"s":"I", <text:s/></text:p>
      <text:p text:style-name="P4">"c":"CONTROL", <text:s/></text:p>
      <text:p text:style-name="P4">"id":23285, <text:s text:c="2"/></text:p>
      <text:p text:style-name="P4">"ctx":"-",</text:p>
      <text:p text:style-name="P4">"msg":"Automatically disabling TLS 1.0, to force-enable TLS 1.0 specify --sslDisabledProtocols 'none'"}</text:p>
      <text:p text:style-name="P4"/>
      <text:p text:style-name="P5">}</text:p>
      <text:p text:style-name="P5"/>
      <text:p text:style-name="P7">t = timestamp: Data e hora do evento</text:p>
      <text:p text:style-name="P5"/>
      <text:p text:style-name="P7"/>
      <text:p text:style-name="P7">s = severity: Nos diz o grau da severidade do evento</text:p>
      <text:p text:style-name="P5"/>
      <text:list xml:id="list178950430" text:style-name="L1">
        <text:list-item>
          <text:p text:style-name="P14"><text:span text:style-name="T6">F = fatal</text:span></text:p>
        </text:list-item>
        <text:list-item>
          <text:p text:style-name="P13"><text:span text:style-name="T5">E = error</text:span></text:p>
        </text:list-item>
        <text:list-item>
          <text:p text:style-name="P13"><text:span text:style-name="T5">W = warning</text:span></text:p>
        </text:list-item>
        <text:list-item>
          <text:p text:style-name="P13"><text:span text:style-name="T5"><text:s/>I <text:s/>= informational</text:span></text:p>
        </text:list-item>
        <text:list-item>
          <text:p text:style-name="P13"><text:span text:style-name="T5">D1 – D5 = debug</text:span></text:p>
        </text:list-item>
      </text:list>
      <text:p text:style-name="P9"/>
      <text:p text:style-name="P8">c = component: <text:span text:style-name="T11">C</text:span><text:span text:style-name="T9">omponente aonde ocorreu o evento, alguns componentes:</text:span></text:p>
      <text:p text:style-name="P8"/>
      <text:list xml:id="list3686758806" text:style-name="L4">
        <text:list-item>
          <text:p text:style-name="P15"><text:soft-page-break/><text:span text:style-name="T7">Network = </text:span>Mensagens relacionadas a atividades de rede, <text:span text:style-name="T9">como problemas de conexão</text:span></text:p>
        </text:list-item>
        <text:list-item>
          <text:p text:style-name="P15"><text:span text:style-name="T9">Access = </text:span>Mensagens relacionadas ao controle de acesso, como autenticação.</text:p>
        </text:list-item>
        <text:list-item>
          <text:p text:style-name="P15"><text:span text:style-name="T9">Query = </text:span>Mensagens relacionadas a consultas.</text:p>
        </text:list-item>
        <text:list-item>
          <text:p text:style-name="P15"><text:span text:style-name="T9">Repl = </text:span>Mensagens relacionadas a conjuntos de réplicas, <text:span text:style-name="T9">é componente pai do Rollback.</text:span></text:p>
        </text:list-item>
        <text:list-item>
          <text:p text:style-name="P15"><text:span text:style-name="T9">Rollback = </text:span>Mensagens relacionadas à <text:span text:style-name="T10">reversão de </text:span>operações.</text:p>
        </text:list-item>
        <text:list-item>
          <text:p text:style-name="P15"><text:span text:style-name="T9">Control = </text:span>Mensagens relacionadas a atividades de controle, como inicialização.</text:p>
        </text:list-item>
        <text:list-item>
          <text:p text:style-name="P15"><text:span text:style-name="T9">Write = </text:span>Mensagens relacionadas a operações de gravação.</text:p>
        </text:list-item>
        <text:list-item>
          <text:p text:style-name="P15"><text:span text:style-name="T9">Storage = </text:span>Mensagens relacionadas a atividades de armazenamento, <text:span text:style-name="T9">o storage é componente pai de Journal e Recovery.</text:span></text:p>
        </text:list-item>
        <text:list-item>
          <text:p text:style-name="P15"><text:span text:style-name="T9">Recovery = </text:span>Mensagens relacionadas a atividades de recuperação de armazenamento.</text:p>
        </text:list-item>
        <text:list-item>
          <text:p text:style-name="P15"><text:span text:style-name="T9">Journal = </text:span>Mensagens relacionadas especificamente a atividades de registro no diário de armazenamento.</text:p>
        </text:list-item>
      </text:list>
      <text:p text:style-name="P16"/>
      <text:p text:style-name="P17">Id: id exclusivo do log</text:p>
      <text:p text:style-name="P10"/>
      <text:p text:style-name="P6"><text:span text:style-name="T2"/></text:p>
      <text:p text:style-name="P6"><text:span text:style-name="T2">ctx = context = Informações sobre </text:span><text:span text:style-name="T12">Thread e ID de conexão de uma sessão do MongoDB. Outras informações podem ser o valor [initandlisten]. Mensagens no log referente a qualquer nova conexão realizada na instância do MongoDB terá o valor de contexto como [initandlisten].</text:span></text:p>
      <text:p text:style-name="P6"><text:span text:style-name="T12"/></text:p>
      <text:p text:style-name="P19"><text:span text:style-name="T8"/></text:p>
      <text:p text:style-name="P19"><text:span text:style-name="T8">Msg = message: R</text:span><text:span text:style-name="T12">epresenta a mensagem de saída do log bruto conforme passada </text:span><text:span text:style-name="T13">no</text:span><text:span text:style-name="T12"> servidor</text:span></text:p>
      <text:p text:style-name="P19"><text:span text:style-name="T12"/></text:p>
      <text:p text:style-name="P19"><text:span text:style-name="T12"/></text:p>
      <text:p text:style-name="P19"><text:span text:style-name="T13">attr = attributes: (</text:span><text:span text:style-name="T4">opcional</text:span><text:span text:style-name="T13">) - </text:span><text:span text:style-name="T12">Objeto contendo um ou mais pares chave-valor para quaisquer atributos adicionais fornecidos</text:span></text:p>
      <text:p text:style-name="P19"><text:span text:style-name="T12"/></text:p>
      <text:p text:style-name="P19"><text:span text:style-name="T13">tags</text:span><text:span text:style-name="T14"> =</text:span><text:span text:style-name="T13"> </text:span><text:span text:style-name="Emphasis"><text:span text:style-name="T12">(opcional): </text:span></text:span><text:span text:style-name="T12">Array de strings representando quaisquer tags aplicável à instrução de log, por exemplo: </text:span><text:span text:style-name="Source_20_Text"><text:span text:style-name="T12">["startupWarnings"]</text:span></text:span><text:span text:style-name="T12">. </text:span></text:p>
      <text:p text:style-name="P19"><text:span text:style-name="T12"/></text:p>
      <text:p text:style-name="P21"><text:span text:style-name="T14">Truncated = </text:span><text:span text:style-name="Emphasis"><text:span text:style-name="T14">(se truncado): - </text:span></text:span><text:span text:style-name="T14">Objeto contendo informações em relação ao truncamento da mensagem de log, se aplicável. Este objeto só estará presente se a entrada de log contiver pelo menos um </text:span><text:span text:style-name="Strong_20_Emphasis"><text:span text:style-name="T16">atributo </text:span></text:span><text:span text:style-name="T14">que foi truncado. <text:s/></text:span></text:p>
      <text:p text:style-name="P21"><text:span text:style-name="T12">Quaisquer </text:span><text:span text:style-name="Strong_20_Emphasis">atributos </text:span><text:span text:style-name="T12">que excedam o tamanho máximo definido com </text:span><text:span text:style-name="T14">maxLogSizeKB</text:span><text:span text:style-name="T12"> (padrão: 10 KB) são truncados. Truncado atributos omitem dados de log além do limite configurado, mas mantêm o Formatação JSON da entrada para garantir que a entrada permaneça analisável. </text:span></text:p>
      <text:p text:style-name="P20"><text:span text:style-name="T14">Size = </text:span><text:span text:style-name="Emphasis"><text:span text:style-name="T12">(se truncado): </text:span></text:span><text:span text:style-name="T12">Número inteiro representando o tamanho original de uma entrada de log se tiver sido </text:span><text:span text:style-name="T14">truncada</text:span></text:p>
      <text:p text:style-name="P20"><text:span text:style-name="T14"/></text:p>
      <text:p text:style-name="P20"><text:span text:style-name="T14"/></text:p>
      <text:p text:style-name="P19"><text:span text:style-name="T12"/></text:p>
      <text:p text:style-name="P19"><text:span text:style-name="T12"/></text:p>
      <text:p text:style-name="P18"><text:span text:style-name="T15"><text:line-break/></text:span></text:p>
      <text:p text:style-name="P1"><text:soft-pag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courier new" svg:font-family="'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9T13:57:15.431610215</meta:creation-date>
    <dc:date>2022-04-29T15:07:33.968183834</dc:date>
    <meta:editing-duration>PT8M29S</meta:editing-duration>
    <meta:editing-cycles>2</meta:editing-cycles>
    <meta:generator>LibreOffice/7.3.1.3$Linux_X86_64 LibreOffice_project/30$Build-3</meta:generator>
    <meta:document-statistic meta:table-count="0" meta:image-count="0" meta:object-count="0" meta:page-count="3" meta:paragraph-count="43" meta:word-count="489" meta:character-count="3167" meta:non-whitespace-character-count="2720"/>
  </office:meta>
</office:document-meta>
</file>